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paragraph-properties fo:text-align="justify" style:justify-single-word="false"/>
      <style:text-properties fo:language="fr" fo:country="FR"/>
    </style:style>
    <style:style style:name="P4" style:family="paragraph" style:parent-style-name="Header">
      <style:text-properties style:language-asian="zxx" style:country-asian="none"/>
    </style:style>
    <style:style style:name="P5" style:family="paragraph" style:parent-style-name="Header">
      <style:paragraph-properties fo:text-align="center" style:justify-single-word="false"/>
      <style:text-properties style:language-asian="zxx" style:country-asian="none"/>
    </style:style>
    <style:style style:name="P6" style:family="paragraph" style:parent-style-name="Standard">
      <style:paragraph-properties>
        <style:tab-stops>
          <style:tab-stop style:position="15.503cm" style:type="right"/>
        </style:tab-stops>
      </style:paragraph-properties>
    </style:style>
    <style:style style:name="P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9" style:family="paragraph" style:parent-style-name="Standard">
      <style:text-properties style:font-name="Arial" fo:font-size="7pt" fo:font-style="italic" style:font-size-asian="7pt" style:font-style-asian="italic" style:font-name-complex="Arial" style:font-size-complex="7pt"/>
    </style:style>
    <style:style style:name="P1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1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1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1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1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1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1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2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2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22" style:family="paragraph" style:parent-style-name="Text_20_body">
      <style:paragraph-properties fo:break-before="page"/>
      <style:text-properties fo:language="fr" fo:country="FR"/>
    </style:style>
    <style:style style:name="P23" style:family="paragraph" style:parent-style-name="Horizontal_20_Line">
      <style:text-properties fo:language="fr" fo:country="FR"/>
    </style:style>
    <style:style style:name="P24" style:family="paragraph" style:parent-style-name="Standard">
      <style:text-properties officeooo:rsid="002ea59d" officeooo:paragraph-rsid="003037c8"/>
    </style:style>
    <style:style style:name="P25" style:family="paragraph" style:parent-style-name="Standard">
      <style:text-properties officeooo:paragraph-rsid="003037c8"/>
    </style:style>
    <style:style style:name="P26"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27" style:family="paragraph" style:parent-style-name="Heading_20_3">
      <style:text-properties officeooo:paragraph-rsid="0038ade5"/>
    </style:style>
    <style:style style:name="P28" style:family="paragraph" style:parent-style-name="Text_20_body">
      <style:text-properties fo:language="fr" fo:country="FR"/>
    </style:style>
    <style:style style:name="P29" style:family="paragraph" style:parent-style-name="Text_20_body">
      <style:text-properties officeooo:paragraph-rsid="001f9034"/>
    </style:style>
    <style:style style:name="P30" style:family="paragraph" style:parent-style-name="Text_20_body">
      <style:text-properties officeooo:paragraph-rsid="0024c70b"/>
    </style:style>
    <style:style style:name="P31" style:family="paragraph" style:parent-style-name="Text_20_body" style:list-style-name="L48">
      <style:text-properties officeooo:paragraph-rsid="0024f96e"/>
    </style:style>
    <style:style style:name="P32" style:family="paragraph" style:parent-style-name="Text_20_body" style:list-style-name="L49">
      <style:text-properties officeooo:paragraph-rsid="002666f4"/>
    </style:style>
    <style:style style:name="P33" style:family="paragraph" style:parent-style-name="Text_20_body">
      <style:text-properties officeooo:paragraph-rsid="0026c85e"/>
    </style:style>
    <style:style style:name="P34" style:family="paragraph" style:parent-style-name="Text_20_body" style:list-style-name="L50">
      <style:text-properties officeooo:paragraph-rsid="0026c85e"/>
    </style:style>
    <style:style style:name="P35" style:family="paragraph" style:parent-style-name="Text_20_body" style:list-style-name="L51">
      <style:text-properties officeooo:paragraph-rsid="002a4d72"/>
    </style:style>
    <style:style style:name="P36" style:family="paragraph" style:parent-style-name="Text_20_body">
      <style:text-properties officeooo:paragraph-rsid="002861c4"/>
    </style:style>
    <style:style style:name="P37" style:family="paragraph" style:parent-style-name="Text_20_body" style:list-style-name="L52">
      <style:text-properties officeooo:paragraph-rsid="002a4d72"/>
    </style:style>
    <style:style style:name="P38" style:family="paragraph" style:parent-style-name="Text_20_body" style:list-style-name="L53">
      <style:text-properties officeooo:paragraph-rsid="002a4d72"/>
    </style:style>
    <style:style style:name="P39" style:family="paragraph" style:parent-style-name="Text_20_body" style:list-style-name="L54">
      <style:text-properties officeooo:paragraph-rsid="002b6964"/>
    </style:style>
    <style:style style:name="P40" style:family="paragraph" style:parent-style-name="Text_20_body" style:list-style-name="L54">
      <style:text-properties officeooo:paragraph-rsid="002c1e29"/>
    </style:style>
    <style:style style:name="P41" style:family="paragraph" style:parent-style-name="Text_20_body" style:list-style-name="L55">
      <style:text-properties officeooo:paragraph-rsid="002b6964"/>
    </style:style>
    <style:style style:name="P42" style:family="paragraph" style:parent-style-name="Text_20_body" style:list-style-name="L56">
      <style:text-properties officeooo:paragraph-rsid="003210c4"/>
    </style:style>
    <style:style style:name="P43" style:family="paragraph" style:parent-style-name="Text_20_body" style:list-style-name="L56">
      <style:text-properties officeooo:paragraph-rsid="003409dd"/>
    </style:style>
    <style:style style:name="P44" style:family="paragraph" style:parent-style-name="Text_20_body">
      <style:text-properties officeooo:paragraph-rsid="003367a2" fo:background-color="#ffff00"/>
    </style:style>
    <style:style style:name="P45" style:family="paragraph" style:parent-style-name="Text_20_body">
      <style:text-properties officeooo:paragraph-rsid="00431d54" fo:background-color="#ffff00"/>
    </style:style>
    <style:style style:name="P46" style:family="paragraph" style:parent-style-name="Text_20_body">
      <style:text-properties officeooo:paragraph-rsid="0036a689"/>
    </style:style>
    <style:style style:name="P47" style:family="paragraph" style:parent-style-name="Text_20_body">
      <style:text-properties officeooo:paragraph-rsid="0036ee77"/>
    </style:style>
    <style:style style:name="P48" style:family="paragraph" style:parent-style-name="Text_20_body">
      <style:text-properties officeooo:paragraph-rsid="00375627"/>
    </style:style>
    <style:style style:name="P49" style:family="paragraph" style:parent-style-name="Text_20_body">
      <style:text-properties officeooo:paragraph-rsid="00375ad0"/>
    </style:style>
    <style:style style:name="P50" style:family="paragraph" style:parent-style-name="Text_20_body">
      <style:text-properties officeooo:paragraph-rsid="003b0930"/>
    </style:style>
    <style:style style:name="P51" style:family="paragraph" style:parent-style-name="Text_20_body">
      <style:text-properties officeooo:paragraph-rsid="003c91e0"/>
    </style:style>
    <style:style style:name="P52" style:family="paragraph" style:parent-style-name="Text_20_body">
      <style:text-properties officeooo:paragraph-rsid="004134a0"/>
    </style:style>
    <style:style style:name="P53" style:family="paragraph" style:parent-style-name="Heading_20_1">
      <style:text-properties fo:language="fr" fo:country="FR"/>
    </style:style>
    <style:style style:name="P54" style:family="paragraph" style:parent-style-name="Header">
      <style:paragraph-properties fo:text-align="center" style:justify-single-word="false"/>
      <style:text-properties officeooo:paragraph-rsid="001f3f23" style:language-asian="zxx" style:country-asian="none"/>
    </style:style>
    <style:style style:name="P5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56" style:family="paragraph" style:parent-style-name="Table_20_Contents">
      <style:text-properties style:font-name="Arial" fo:font-size="12pt" fo:language="fr" fo:country="FR" officeooo:paragraph-rsid="001c0d7e" style:font-size-asian="12pt" style:font-size-complex="12pt"/>
    </style:style>
    <style:style style:name="P57"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58" style:family="paragraph" style:parent-style-name="Table_20_Contents">
      <style:paragraph-properties fo:text-align="center" style:justify-single-word="false"/>
      <style:text-properties fo:font-weight="bold" officeooo:rsid="003907e2" officeooo:paragraph-rsid="003037c8" style:font-weight-asian="bold" style:font-weight-complex="bold"/>
    </style:style>
    <style:style style:name="P59" style:family="paragraph" style:parent-style-name="Table_20_Contents">
      <style:text-properties officeooo:rsid="0030a048" officeooo:paragraph-rsid="003037c8"/>
    </style:style>
    <style:style style:name="P60" style:family="paragraph" style:parent-style-name="Table_20_Contents">
      <style:text-properties officeooo:rsid="00498af8" officeooo:paragraph-rsid="003037c8"/>
    </style:style>
    <style:style style:name="P61" style:family="paragraph" style:parent-style-name="Table_20_Contents">
      <style:text-properties officeooo:rsid="0062f28e" officeooo:paragraph-rsid="003037c8"/>
    </style:style>
    <style:style style:name="P62" style:family="paragraph" style:parent-style-name="Heading_20_4">
      <style:text-properties officeooo:paragraph-rsid="0024f96e"/>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language="fr" fo:country="FR"/>
    </style:style>
    <style:style style:name="T5" style:family="text">
      <style:text-properties fo:language="fr" fo:country="FR" fo:font-weight="bold" officeooo:rsid="0026c85e" style:font-weight-asian="bold" style:font-weight-complex="bold"/>
    </style:style>
    <style:style style:name="T6" style:family="text">
      <style:text-properties fo:language="fr" fo:country="FR" fo:font-weight="bold" officeooo:rsid="002861c4" style:font-weight-asian="bold" style:font-weight-complex="bold"/>
    </style:style>
    <style:style style:name="T7" style:family="text">
      <style:text-properties fo:language="fr" fo:country="FR" fo:font-weight="bold" officeooo:rsid="002a4d72" style:font-weight-asian="bold" style:font-weight-complex="bold"/>
    </style:style>
    <style:style style:name="T8" style:family="text">
      <style:text-properties fo:language="fr" fo:country="FR" fo:font-weight="bold" officeooo:rsid="002b6964" style:font-weight-asian="bold" style:font-weight-complex="bold"/>
    </style:style>
    <style:style style:name="T9" style:family="text">
      <style:text-properties fo:language="fr" fo:country="FR" fo:font-weight="bold" officeooo:rsid="0036ee77" style:font-weight-asian="bold" style:font-weight-complex="bold"/>
    </style:style>
    <style:style style:name="T10" style:family="text">
      <style:text-properties fo:language="fr" fo:country="FR" fo:font-weight="bold" officeooo:rsid="003b0930" style:font-weight-asian="bold" style:font-weight-complex="bold"/>
    </style:style>
    <style:style style:name="T11" style:family="text">
      <style:text-properties fo:language="fr" fo:country="FR" fo:font-weight="bold" officeooo:rsid="003c91e0" style:font-weight-asian="bold" style:font-weight-complex="bold"/>
    </style:style>
    <style:style style:name="T12" style:family="text">
      <style:text-properties fo:language="fr" fo:country="FR" fo:font-weight="bold" officeooo:rsid="003f42c3" style:font-weight-asian="bold" style:font-weight-complex="bold"/>
    </style:style>
    <style:style style:name="T13" style:family="text">
      <style:text-properties fo:language="fr" fo:country="FR" fo:font-weight="bold" officeooo:rsid="004134a0" style:font-weight-asian="bold" style:font-weight-complex="bold"/>
    </style:style>
    <style:style style:name="T14" style:family="text">
      <style:text-properties fo:language="fr" fo:country="FR" officeooo:rsid="001ef4c6"/>
    </style:style>
    <style:style style:name="T15" style:family="text">
      <style:text-properties fo:language="fr" fo:country="FR" officeooo:rsid="001f3f23"/>
    </style:style>
    <style:style style:name="T16" style:family="text">
      <style:text-properties fo:language="fr" fo:country="FR" officeooo:rsid="001f9034"/>
    </style:style>
    <style:style style:name="T17" style:family="text">
      <style:text-properties fo:language="fr" fo:country="FR" officeooo:rsid="0022734e"/>
    </style:style>
    <style:style style:name="T18" style:family="text">
      <style:text-properties fo:language="fr" fo:country="FR" officeooo:rsid="0023b25f"/>
    </style:style>
    <style:style style:name="T19" style:family="text">
      <style:text-properties fo:language="fr" fo:country="FR" officeooo:rsid="0024c70b"/>
    </style:style>
    <style:style style:name="T20" style:family="text">
      <style:text-properties fo:language="fr" fo:country="FR" officeooo:rsid="0024f96e"/>
    </style:style>
    <style:style style:name="T21" style:family="text">
      <style:text-properties fo:language="fr" fo:country="FR" officeooo:rsid="002666f4"/>
    </style:style>
    <style:style style:name="T22" style:family="text">
      <style:text-properties fo:language="fr" fo:country="FR" officeooo:rsid="0026c85e"/>
    </style:style>
    <style:style style:name="T23" style:family="text">
      <style:text-properties fo:language="fr" fo:country="FR" officeooo:rsid="002861c4"/>
    </style:style>
    <style:style style:name="T24" style:family="text">
      <style:text-properties fo:language="fr" fo:country="FR" officeooo:rsid="002a4d72"/>
    </style:style>
    <style:style style:name="T25" style:family="text">
      <style:text-properties fo:language="fr" fo:country="FR" officeooo:rsid="002b6964"/>
    </style:style>
    <style:style style:name="T26" style:family="text">
      <style:text-properties fo:language="fr" fo:country="FR" officeooo:rsid="002c1e29"/>
    </style:style>
    <style:style style:name="T27" style:family="text">
      <style:text-properties fo:language="fr" fo:country="FR" officeooo:rsid="002d8b6e"/>
    </style:style>
    <style:style style:name="T28" style:family="text">
      <style:text-properties fo:language="fr" fo:country="FR" officeooo:rsid="002e5d04"/>
    </style:style>
    <style:style style:name="T29" style:family="text">
      <style:text-properties fo:language="fr" fo:country="FR" officeooo:rsid="003210c4"/>
    </style:style>
    <style:style style:name="T30" style:family="text">
      <style:text-properties fo:language="fr" fo:country="FR" officeooo:rsid="003331bb"/>
    </style:style>
    <style:style style:name="T31" style:family="text">
      <style:text-properties fo:language="fr" fo:country="FR" officeooo:rsid="003367a2"/>
    </style:style>
    <style:style style:name="T32" style:family="text">
      <style:text-properties fo:language="fr" fo:country="FR" officeooo:rsid="003409dd"/>
    </style:style>
    <style:style style:name="T33" style:family="text">
      <style:text-properties fo:language="fr" fo:country="FR" officeooo:rsid="00355255"/>
    </style:style>
    <style:style style:name="T34" style:family="text">
      <style:text-properties fo:language="fr" fo:country="FR" officeooo:rsid="0036a689"/>
    </style:style>
    <style:style style:name="T35" style:family="text">
      <style:text-properties fo:language="fr" fo:country="FR" officeooo:rsid="0036ee77"/>
    </style:style>
    <style:style style:name="T36" style:family="text">
      <style:text-properties fo:language="fr" fo:country="FR" officeooo:rsid="00375627"/>
    </style:style>
    <style:style style:name="T37" style:family="text">
      <style:text-properties fo:language="fr" fo:country="FR" style:text-underline-style="solid" style:text-underline-width="auto" style:text-underline-color="font-color" officeooo:rsid="00375627"/>
    </style:style>
    <style:style style:name="T38" style:family="text">
      <style:text-properties fo:language="fr" fo:country="FR" style:text-underline-style="solid" style:text-underline-width="auto" style:text-underline-color="font-color" officeooo:rsid="00375ad0"/>
    </style:style>
    <style:style style:name="T39" style:family="text">
      <style:text-properties fo:language="fr" fo:country="FR" style:text-underline-style="solid" style:text-underline-width="auto" style:text-underline-color="font-color" officeooo:rsid="003b0930"/>
    </style:style>
    <style:style style:name="T40" style:family="text">
      <style:text-properties fo:language="fr" fo:country="FR" style:text-underline-style="solid" style:text-underline-width="auto" style:text-underline-color="font-color" officeooo:rsid="003c91e0"/>
    </style:style>
    <style:style style:name="T41" style:family="text">
      <style:text-properties fo:language="fr" fo:country="FR" officeooo:rsid="00375ad0"/>
    </style:style>
    <style:style style:name="T42" style:family="text">
      <style:text-properties fo:language="fr" fo:country="FR" officeooo:rsid="0038ade5"/>
    </style:style>
    <style:style style:name="T43" style:family="text">
      <style:text-properties fo:language="fr" fo:country="FR" officeooo:rsid="003b0930"/>
    </style:style>
    <style:style style:name="T44" style:family="text">
      <style:text-properties fo:language="fr" fo:country="FR" officeooo:rsid="003c91e0"/>
    </style:style>
    <style:style style:name="T45" style:family="text">
      <style:text-properties fo:language="fr" fo:country="FR" officeooo:rsid="003ddb0f"/>
    </style:style>
    <style:style style:name="T46" style:family="text">
      <style:text-properties fo:language="fr" fo:country="FR" officeooo:rsid="003f42c3"/>
    </style:style>
    <style:style style:name="T47" style:family="text">
      <style:text-properties fo:language="fr" fo:country="FR" officeooo:rsid="004134a0"/>
    </style:style>
    <style:style style:name="T48" style:family="text">
      <style:text-properties fo:language="fr" fo:country="FR" officeooo:rsid="0041e768"/>
    </style:style>
    <style:style style:name="T49" style:family="text">
      <style:text-properties fo:language="fr" fo:country="FR" officeooo:rsid="00431d54"/>
    </style:style>
    <style:style style:name="T50" style:family="text">
      <style:text-properties officeooo:rsid="001a3b6e"/>
    </style:style>
    <style:style style:name="T51" style:family="text">
      <style:text-properties officeooo:rsid="001c0d7e"/>
    </style:style>
    <style:style style:name="T52" style:family="text">
      <style:text-properties officeooo:rsid="001d25a0"/>
    </style:style>
    <style:style style:name="T53" style:family="text">
      <style:text-properties officeooo:rsid="001f3f23"/>
    </style:style>
    <style:style style:name="T54" style:family="text">
      <style:text-properties officeooo:rsid="0065d0c5"/>
    </style:style>
    <style:style style:name="T55" style:family="text">
      <style:text-properties officeooo:rsid="0062f28e"/>
    </style:style>
    <style:style style:name="T56" style:family="text">
      <style:text-properties officeooo:rsid="003037c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1"/>
      <text:p text:style-name="P21"/>
      <text:p text:style-name="P18">PROJET VISHNU</text:p>
      <text:p text:style-name="P18"/>
      <text:p text:style-name="P18">DOCUMENTS DE REFERENCE</text:p>
      <text:p text:style-name="P20"/>
      <text:p text:style-name="P23"/>
      <text:p text:style-name="P20"/>
      <text:p text:style-name="P20"/>
      <text:p text:style-name="P26"><text:span text:style-name="T50">D</text:span><text:span text:style-name="T51">ossier d'Architecture Technique</text:span></text:p>
      <text:p text:style-name="P20"/>
      <text:p text:style-name="P20"/>
      <text:p text:style-name="P23"/>
      <text:p text:style-name="P18"/>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51">1_1g_ARCH_DAT</text:span></text:p>
          </table:table-cell>
        </table:table-row>
        <table:table-row>
          <table:table-cell table:style-name="Tableau1.A1" office:value-type="string">
            <text:p text:style-name="P56">Objet du document</text:p>
          </table:table-cell>
          <table:table-cell table:style-name="Tableau1.A1" office:value-type="string">
            <text:p text:style-name="P56"><text:span text:style-name="T51">Définition de l'architecture technique de l'application VISHNU</text:span></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17"/>
      <text:p text:style-name="P17">TABLE DES REVISIONS</text:p>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3">Version</text:p>
          </table:table-cell>
          <table:table-cell table:style-name="Tableau5.A1" office:value-type="string">
            <text:p text:style-name="P3">Date</text:p>
          </table:table-cell>
          <table:table-cell table:style-name="Tableau5.A1" office:value-type="string">
            <text:p text:style-name="P3">Modifications</text:p>
          </table:table-cell>
          <table:table-cell table:style-name="Tableau5.D1" office:value-type="string">
            <text:p text:style-name="P3">Auteur</text:p>
          </table:table-cell>
        </table:table-row>
        <table:table-row>
          <table:table-cell table:style-name="Tableau5.A2" office:value-type="string">
            <text:p text:style-name="P3">V1.0</text:p>
          </table:table-cell>
          <table:table-cell table:style-name="Tableau5.B2" office:value-type="date" office:date-value="2011-03-21">
            <text:p text:style-name="P3">21/03/11</text:p>
          </table:table-cell>
          <table:table-cell table:style-name="Tableau5.A2" office:value-type="string">
            <text:p text:style-name="P3">Version initiale</text:p>
          </table:table-cell>
          <table:table-cell table:style-name="Tableau5.D2" office:value-type="string">
            <text:p text:style-name="P3">Benjamin Isnard, Daouda Traoré, Eugène Pamba Capo-Chichi</text:p>
          </table:table-cell>
        </table:table-row>
      </table:table>
      <text:p text:style-name="P14"/>
      <text:p text:style-name="P19">VALIDATION DU DOCUMENT</text:p>
      <text:p text:style-name="P19"/>
      <table:table table:name="Tableau6" table:style-name="Tableau6">
        <table:table-column table:style-name="Tableau6.A"/>
        <table:table-column table:style-name="Tableau6.B"/>
        <table:table-row>
          <table:table-cell table:style-name="Tableau6.A1" office:value-type="string">
            <text:p text:style-name="P3">Date</text:p>
          </table:table-cell>
          <table:table-cell table:style-name="Tableau6.B1" office:value-type="string">
            <text:p text:style-name="P3">Personne</text:p>
          </table:table-cell>
        </table:table-row>
        <table:table-row>
          <table:table-cell table:style-name="Tableau6.A2" office:value-type="string">
            <text:p text:style-name="P3"/>
          </table:table-cell>
          <table:table-cell table:style-name="Tableau6.B2" office:value-type="string">
            <text:p text:style-name="P3"/>
          </table:table-cell>
        </table:table-row>
        <table:table-row>
          <table:table-cell table:style-name="Tableau6.A2" office:value-type="string">
            <text:p text:style-name="P3"/>
          </table:table-cell>
          <table:table-cell table:style-name="Tableau6.B2" office:value-type="string">
            <text:p text:style-name="P3"/>
          </table:table-cell>
        </table:table-row>
      </table:table>
      <text:p text:style-name="P14"/>
      <text:p text:style-name="P14">REFERENCES</text:p>
      <text:p text:style-name="P14"/>
      <table:table table:name="Tableau8" table:style-name="Tableau8">
        <table:table-column table:style-name="Tableau8.A"/>
        <table:table-column table:style-name="Tableau8.B"/>
        <table:table-row>
          <table:table-cell table:style-name="Tableau8.A1" office:value-type="string">
            <text:p text:style-name="P3">Ref. document</text:p>
          </table:table-cell>
          <table:table-cell table:style-name="Tableau8.B1" office:value-type="string">
            <text:p text:style-name="P3">Description</text:p>
          </table:table-cell>
        </table:table-row>
        <table:table-row>
          <table:table-cell table:style-name="Tableau8.A2" office:value-type="string">
            <text:p text:style-name="P3">VISHNU_D1_1a-SPECSGEN</text:p>
          </table:table-cell>
          <table:table-cell table:style-name="Tableau8.B2" office:value-type="string">
            <text:p text:style-name="P3">Spécifications générales du projet VISHNU</text:p>
          </table:table-cell>
        </table:table-row>
        <table:table-row>
          <table:table-cell table:style-name="Tableau8.A2" office:value-type="string">
            <text:p text:style-name="P3">VISHNU_D1_1b-STB</text:p>
          </table:table-cell>
          <table:table-cell table:style-name="Tableau8.B2" office:value-type="string">
            <text:p text:style-name="P3">Spécifications Techniques des besoins</text:p>
          </table:table-cell>
        </table:table-row>
        <table:table-row>
          <table:table-cell table:style-name="Tableau8.A2" office:value-type="string">
            <text:p text:style-name="P3">VISHNU_D1_1g-ARCH</text:p>
          </table:table-cell>
          <table:table-cell table:style-name="Tableau8.B2" office:value-type="string">
            <text:p text:style-name="P3">VISHNU Technical <text:s/>Architecture</text:p>
          </table:table-cell>
        </table:table-row>
      </table:table>
      <text:p text:style-name="P22"/>
      <text:h text:style-name="P53" text:outline-level="1"><text:tab/><text:span text:style-name="T52">DESCRIPTION GENERALE DU PROJET</text:span></text:h>
      <text:h text:style-name="Heading_20_2" text:outline-level="2"><text:span text:style-name="T4"><text:tab/></text:span><text:span text:style-name="T15">PRESENTATION GENERALE</text:span></text:h>
      <text:h text:style-name="Heading_20_3" text:outline-level="3"><text:span text:style-name="T15"><text:s text:c="2"/></text:span><text:span text:style-name="T16">Contexte et enjeux</text:span></text:h>
      <text:h text:style-name="Heading_20_4" text:outline-level="4"><text:span text:style-name="T16">Contexte de réalisation de projet</text:span></text:h>
      <text:p text:style-name="P29"><text:span text:style-name="T16">Gestion d'une infrastructure de calcul de type « réseau HPS-LAB » comportant des super-calculateurs ou des clusters de machines. </text:span><text:span text:style-name="T20">L'a</text:span><text:span text:style-name="T17">ccès </text:span><text:span text:style-name="T20">aux ressources (fichiers, gestionnaire de jobs) est réalisé </text:span><text:span text:style-name="T17">par des développeurs ou utilisateurs depuis leur poste de travail au travers d'interfaces du type programmatique </text:span><text:span text:style-name="T20">ou en ligne de commande fournies par l'application.</text:span></text:p>
      <text:h text:style-name="Heading_20_4" text:outline-level="4"><text:span text:style-name="T16">Enjeux pour le commanditaire</text:span></text:h>
      <text:list xml:id="list1737501658" text:style-name="L48">
        <text:list-item>
          <text:p text:style-name="P31"><text:span text:style-name="T20">Standardiser et simplifier l'accès aux ressources de calcul et de stockage</text:span></text:p>
        </text:list-item>
        <text:list-item>
          <text:p text:style-name="P31"><text:span text:style-name="T20">Rendre l'administration et l'utilisation des ressources plus efficace</text:span></text:p>
        </text:list-item>
        <text:list-item>
          <text:p text:style-name="P31"><text:span text:style-name="T20">Masquer l'hétérogénéité des ressources par l'utilisation d'une API unifiée</text:span></text:p>
        </text:list-item>
        <text:list-item>
          <text:p text:style-name="P31"><text:span text:style-name="T20">Permettre une plus grande flexibilité dans la gestion des ressources en découplant les applications de l'infrastructure de calcul</text:span></text:p>
        </text:list-item>
      </text:list>
      <text:h text:style-name="P62" text:outline-level="4"><text:span text:style-name="T16">Objet de cette version du dossier</text:span></text:h>
      <text:list xml:id="list572205527" text:style-name="L49">
        <text:list-item>
          <text:p text:style-name="P32"><text:span text:style-name="T21">Description de l'architecture de l'application VISHNU</text:span></text:p>
        </text:list-item>
        <text:list-item>
          <text:p text:style-name="P32"><text:span text:style-name="T21">Description de l'infrastructure technique de déploiement de VISHNU</text:span></text:p>
        </text:list-item>
        <text:list-item>
          <text:p text:style-name="P32"><text:span text:style-name="T21">Description des aspects operationnels liés à l'application VISHNU</text:span></text:p>
        </text:list-item>
      </text:list>
      <text:h text:style-name="Heading_20_4" text:outline-level="4"><text:span text:style-name="T16">Identification de(s) application(s)</text:span></text:h>
      <text:p text:style-name="Text_20_body"><text:span text:style-name="T16"/></text:p>
      <text:p text:style-name="P33"><text:span text:style-name="T22">L'application </text:span><text:span text:style-name="T5">VISHNU</text:span><text:span text:style-name="T22"> est scindée en plusieurs </text:span><text:span text:style-name="T5">modules</text:span><text:span text:style-name="T22">:</text:span></text:p>
      <text:list xml:id="list366414957" text:style-name="L50">
        <text:list-item>
          <text:p text:style-name="P34"><text:span text:style-name="T22">UMS: « User Management Services »</text:span></text:p>
        </text:list-item>
        <text:list-item>
          <text:p text:style-name="P34"><text:span text:style-name="T22">TMS: « Tasks Management Services »</text:span></text:p>
        </text:list-item>
        <text:list-item>
          <text:p text:style-name="P34"><text:span text:style-name="T22">FMS: « Files Management Services »</text:span></text:p>
        </text:list-item>
        <text:list-item>
          <text:p text:style-name="P34"><text:span text:style-name="T22">IMS: « Information Management Services »</text:span></text:p>
        </text:list-item>
      </text:list>
      <text:p text:style-name="P33"><text:span text:style-name="T16"/></text:p>
      <text:h text:style-name="Heading_20_3" text:outline-level="3"><text:span text:style-name="T16">Contraintes majeures</text:span></text:h>
      <text:h text:style-name="Heading_20_4" text:outline-level="4"><text:span text:style-name="T16">Contraintes du métier</text:span></text:h>
      <text:list xml:id="list300322905" text:style-name="L51">
        <text:list-item>
          <text:p text:style-name="P35"><text:span text:style-name="T7"/></text:p>
        </text:list-item>
      </text:list>
      <text:p text:style-name="P36"><text:soft-page-break/><text:span text:style-name="T23"/></text:p>
      <text:h text:style-name="Heading_20_4" text:outline-level="4"><text:span text:style-name="T16">Contraintes de service</text:span></text:h>
      <text:list xml:id="list964488670" text:style-name="L53">
        <text:list-item>
          <text:p text:style-name="P38"><text:span text:style-name="T24">Application fonctionnant </text:span><text:span text:style-name="T7">24h/24 et 7j/7</text:span><text:span text:style-name="T24"> afin de soumettre des jobs pouvant avoir des durées de plusieurs jours.</text:span></text:p>
        </text:list-item>
      </text:list>
      <text:h text:style-name="Heading_20_4" text:outline-level="4"><text:span text:style-name="T16">Contraintes techniques</text:span></text:h>
      <text:list xml:id="list1542731771" text:style-name="L52">
        <text:list-item>
          <text:p text:style-name="P37"><text:span text:style-name="T23">Utilisation de gestionnaires de jobs utilisés par EDF R&amp;D: </text:span><text:span text:style-name="T6">IBM LoadLeveler et PBS Torque</text:span></text:p>
        </text:list-item>
        <text:list-item>
          <text:p text:style-name="P37"><text:span text:style-name="T23">Infrastructure basée sur des machines sous système d'exploitation </text:span><text:span text:style-name="T6">LINUX</text:span></text:p>
        </text:list-item>
        <text:list-item>
          <text:p text:style-name="P37"><text:span text:style-name="T24">Utilisation d'outils de transfert de fichiers: </text:span><text:span text:style-name="T7">RSYNC ou SCP</text:span></text:p>
        </text:list-item>
        <text:list-item>
          <text:p text:style-name="P37"><text:span text:style-name="T24">Infrastructure réseau comprenant des </text:span><text:span text:style-name="T7">filtres pare-feu</text:span><text:span text:style-name="T24"> permettant la communication uniquement via le protocole SSH</text:span></text:p>
        </text:list-item>
      </text:list>
      <text:h text:style-name="Heading_20_4" text:outline-level="4"><text:span text:style-name="T16">Contraintes d’exploitation</text:span></text:h>
      <text:list xml:id="list237737807" text:style-name="L55">
        <text:list-item>
          <text:p text:style-name="P41"><text:span text:style-name="T25">Installation de l'application à partir de </text:span><text:span text:style-name="T8">paquets DEBIAN</text:span><text:span text:style-name="T25"> standards</text:span></text:p>
        </text:list-item>
        <text:list-item>
          <text:p text:style-name="P41"><text:span text:style-name="T25">Démarrage et arrêt de l'application </text:span><text:span text:style-name="T8">centralisés</text:span></text:p>
        </text:list-item>
        <text:list-item>
          <text:p text:style-name="P41"><text:span text:style-name="T25">Redémarrage à chaud de certains éléments de l'infrastructure possible (à l'exception de certains éléments centraux comme la base de donnée ou le serveur central SysFera-DS)</text:span></text:p>
        </text:list-item>
      </text:list>
      <text:h text:style-name="Heading_20_4" text:outline-level="4"><text:span text:style-name="T16">Contraintes de sécurité</text:span></text:h>
      <text:list xml:id="list659432730" text:style-name="L54">
        <text:list-item>
          <text:p text:style-name="P39"><text:span text:style-name="T25">Réseau de communication protégé permettant des </text:span><text:span text:style-name="T8">communications non cryptées</text:span></text:p>
        </text:list-item>
        <text:list-item>
          <text:p text:style-name="P40"><text:span text:style-name="T26">Pas de compte avec droits root nécessaire pour administrer l'application</text:span></text:p>
        </text:list-item>
        <text:list-item>
          <text:p text:style-name="P40"><text:span text:style-name="T26">Installation possible en non-root (à partir des paquets source)</text:span></text:p>
        </text:list-item>
      </text:list>
      <text:h text:style-name="Heading_20_3" text:outline-level="3"><text:span text:style-name="T18">Choix généraux d’architecture</text:span></text:h>
      <text:h text:style-name="Heading_20_4" text:outline-level="4"><text:span text:style-name="T19">Type d’architecture</text:span></text:h>
      <text:p text:style-name="Text_20_body"><text:span text:style-name="T19"><text:tab/></text:span><text:span text:style-name="T27">=&gt; Architecture de type SOA basée sur un INTERGICIEL </text:span><text:span text:style-name="T30">distribué </text:span><text:span text:style-name="T27">fournissant la couche de communication (tous les flux sauf les transferts de fichiers)</text:span></text:p>
      <text:p text:style-name="Text_20_body"><text:span text:style-name="T27"><text:tab/></text:span><text:span text:style-name="T30">=&gt; Architecture modulaire (certains modules seront optionnels)</text:span></text:p>
      <text:h text:style-name="Heading_20_4" text:outline-level="4"><text:span text:style-name="T19">Accès à l’application</text:span></text:h>
      <text:p text:style-name="Text_20_body"><text:span text:style-name="T19"><text:tab/></text:span><text:span text:style-name="T27">=&gt; Accès direct via une des interfaces utilisateurs (Ligne de commande Shell, Python Shell, Web Services, API C++)</text:span></text:p>
      <text:h text:style-name="Heading_20_4" text:outline-level="4"><text:span text:style-name="T19">Système de Gestion de Base de données(SGBD)</text:span></text:h>
      <text:p text:style-name="Text_20_body"><text:span text:style-name="T19"><text:tab/></text:span><text:span text:style-name="T28">=&gt; Oracle ou MySQL (à préciser ultérieurement)</text:span></text:p>
      <text:p text:style-name="Text_20_body"><text:span text:style-name="T28"><text:tab/>=&gt; PostgreSQL</text:span></text:p>
      <text:h text:style-name="Heading_20_4" text:outline-level="4"><text:soft-page-break/><text:span text:style-name="T19">Choix généraux</text:span></text:h>
      <text:h text:style-name="Heading_20_3" text:outline-level="3"><text:span text:style-name="T19">Planning</text:span></text:h>
      <text:p text:style-name="P24"/>
      <table:table table:name="Tableau12" table:style-name="Tableau12">
        <table:table-column table:style-name="Tableau12.A"/>
        <table:table-column table:style-name="Tableau12.B"/>
        <table:table-column table:style-name="Tableau12.C"/>
        <table:table-row>
          <table:table-cell table:style-name="Tableau12.A1" office:value-type="string">
            <text:p text:style-name="P57">ID</text:p>
          </table:table-cell>
          <table:table-cell table:style-name="Tableau12.A1" office:value-type="string">
            <text:p text:style-name="P57">Descriptif</text:p>
          </table:table-cell>
          <table:table-cell table:style-name="Tableau12.C1" office:value-type="string">
            <text:p text:style-name="P57">Date <text:span text:style-name="T56">prévue</text:span></text:p>
          </table:table-cell>
        </table:table-row>
        <table:table-row>
          <table:table-cell table:style-name="Tableau12.A2" office:value-type="string">
            <text:p text:style-name="P59">D1.1</text:p>
          </table:table-cell>
          <table:table-cell table:style-name="Tableau12.A2" office:value-type="string">
            <text:p text:style-name="P59">STB, spécifications générales, politique de tests, spécification détaillée des APIs, code source de la maquette WS</text:p>
          </table:table-cell>
          <table:table-cell table:style-name="Tableau12.C2" office:value-type="date" office:date-value="2011-01-14">
            <text:p text:style-name="P59">14/01/11</text:p>
          </table:table-cell>
        </table:table-row>
        <table:table-row>
          <table:table-cell table:style-name="Tableau12.A2" office:value-type="string">
            <text:p text:style-name="P59">D2.1</text:p>
          </table:table-cell>
          <table:table-cell table:style-name="Tableau12.A2" office:value-type="string">
            <text:p text:style-name="P59">Conception détaillée et plan de test du module UMS</text:p>
          </table:table-cell>
          <table:table-cell table:style-name="Tableau12.C2" office:value-type="date" office:date-value="2011-01-25">
            <text:p text:style-name="P60">25/01/11</text:p>
          </table:table-cell>
        </table:table-row>
        <table:table-row>
          <table:table-cell table:style-name="Tableau12.A2" office:value-type="string">
            <text:p text:style-name="P59">D2.2</text:p>
          </table:table-cell>
          <table:table-cell table:style-name="Tableau12.A2" office:value-type="string">
            <text:p text:style-name="P59">Module UMS <text:span text:style-name="T56">(avec API WS)</text:span></text:p>
          </table:table-cell>
          <table:table-cell table:style-name="Tableau12.C2" office:value-type="date" office:date-value="2011-02-25">
            <text:p text:style-name="P59">25/02/11</text:p>
          </table:table-cell>
        </table:table-row>
        <table:table-row>
          <table:table-cell table:style-name="Tableau12.A2" office:value-type="string">
            <text:p text:style-name="P59">D3.1</text:p>
          </table:table-cell>
          <table:table-cell table:style-name="Tableau12.A2" office:value-type="string">
            <text:p text:style-name="P59">Conception détaillée et plan de test du module FMS</text:p>
          </table:table-cell>
          <table:table-cell table:style-name="Tableau12.C2" office:value-type="date" office:date-value="2011-03-18">
            <text:p text:style-name="P59">18/03/11</text:p>
          </table:table-cell>
        </table:table-row>
        <table:table-row>
          <table:table-cell table:style-name="Tableau12.A2" office:value-type="string">
            <text:p text:style-name="P59">D4.1</text:p>
          </table:table-cell>
          <table:table-cell table:style-name="Tableau12.A2" office:value-type="string">
            <text:p text:style-name="P59">Conception détaillée et plan de test du module TMS</text:p>
          </table:table-cell>
          <table:table-cell table:style-name="Tableau12.C2" office:value-type="date" office:date-value="2011-03-18">
            <text:p text:style-name="P59">18/03/11</text:p>
          </table:table-cell>
        </table:table-row>
        <table:table-row>
          <table:table-cell table:style-name="Tableau12.A2" office:value-type="string">
            <text:p text:style-name="P59">D5.1</text:p>
          </table:table-cell>
          <table:table-cell table:style-name="Tableau12.A2" office:value-type="string">
            <text:p text:style-name="P59">Conception détaillée et plan de test du module IMS-Supervision</text:p>
          </table:table-cell>
          <table:table-cell table:style-name="Tableau12.C2" office:value-type="date" office:date-value="2011-03-25">
            <text:p text:style-name="P59">25/03/11</text:p>
          </table:table-cell>
        </table:table-row>
        <table:table-row>
          <table:table-cell table:style-name="Tableau12.A2" office:value-type="string">
            <text:p text:style-name="P59">D6.1</text:p>
          </table:table-cell>
          <table:table-cell table:style-name="Tableau12.A2" office:value-type="string">
            <text:p text:style-name="P59">Conception détaillée et plan de test du module IMS-GestionCharge</text:p>
          </table:table-cell>
          <table:table-cell table:style-name="Tableau12.C2" office:value-type="date" office:date-value="2011-04-29">
            <text:p text:style-name="P59">29/04/11</text:p>
          </table:table-cell>
        </table:table-row>
        <table:table-row>
          <table:table-cell table:style-name="Tableau12.A2" office:value-type="string">
            <text:p text:style-name="P59">D4.2 </text:p>
          </table:table-cell>
          <table:table-cell table:style-name="Tableau12.A2" office:value-type="string">
            <text:p text:style-name="P59">Module TMS (avec API WS)</text:p>
          </table:table-cell>
          <table:table-cell table:style-name="Tableau12.C2" office:value-type="date" office:date-value="2011-05-06">
            <text:p text:style-name="P59">06/05/11</text:p>
          </table:table-cell>
        </table:table-row>
        <table:table-row>
          <table:table-cell table:style-name="Tableau12.A2" office:value-type="string">
            <text:p text:style-name="P59">D3.2</text:p>
          </table:table-cell>
          <table:table-cell table:style-name="Tableau12.A2" office:value-type="string">
            <text:p text:style-name="P59">Module FMS (avec API WS)</text:p>
          </table:table-cell>
          <table:table-cell table:style-name="Tableau12.C2" office:value-type="date" office:date-value="2011-06-03">
            <text:p text:style-name="P59">03/06/11</text:p>
          </table:table-cell>
        </table:table-row>
        <table:table-row>
          <table:table-cell table:style-name="Tableau12.A2" office:value-type="string">
            <text:p text:style-name="P59">D5.2; D6.2</text:p>
          </table:table-cell>
          <table:table-cell table:style-name="Tableau12.A2" office:value-type="string">
            <text:p text:style-name="P59">Module IMS (avec API WS)</text:p>
          </table:table-cell>
          <table:table-cell table:style-name="Tableau12.C2" office:value-type="date" office:date-value="2011-06-03">
            <text:p text:style-name="P59">03/06/11</text:p>
          </table:table-cell>
        </table:table-row>
        <table:table-row>
          <table:table-cell table:style-name="Tableau12.A2" office:value-type="string">
            <text:p text:style-name="P59">D8.1</text:p>
          </table:table-cell>
          <table:table-cell table:style-name="Tableau12.A2" office:value-type="string">
            <text:p text:style-name="P59">Rapport d'intégration, documentation, packages Debian</text:p>
          </table:table-cell>
          <table:table-cell table:style-name="Tableau12.C2" office:value-type="date" office:date-value="2011-06-24">
            <text:p text:style-name="P59">24/06/11</text:p>
          </table:table-cell>
        </table:table-row>
      </table:table>
      <text:p text:style-name="P25"><text:span text:style-name="T19"/></text:p>
      <text:h text:style-name="Heading_20_3" text:outline-level="3"><text:span text:style-name="T19">Acteurs</text:span></text:h>
      <text:h text:style-name="Heading_20_4" text:outline-level="4"><text:span text:style-name="T32">Commanditaire</text:span></text:h>
      <text:list xml:id="list1097868518" text:style-name="L56">
        <text:list-item>
          <text:p text:style-name="P43"><text:span text:style-name="T29">EDF R&amp;D</text:span></text:p>
        </text:list-item>
      </text:list>
      <text:h text:style-name="Heading_20_4" text:outline-level="4"><text:span text:style-name="T32">Projet</text:span></text:h>
      <text:list xml:id="list1359286127" text:continue-numbering="true" text:style-name="L56">
        <text:list-item>
          <text:p text:style-name="P42"><text:span text:style-name="T32">Développement : </text:span><text:span text:style-name="T29">Société SysFera SAS</text:span></text:p>
        </text:list-item>
        <text:list-item>
          <text:p text:style-name="P43"><text:span text:style-name="T32">Architecte projet: EDF R&amp;D</text:span></text:p>
        </text:list-item>
      </text:list>
      <text:h text:style-name="Heading_20_4" text:outline-level="4"><text:span text:style-name="T32">Exploitation</text:span></text:h>
      <text:p text:style-name="P30"><text:span text:style-name="T19"/></text:p>
      <text:h text:style-name="Heading_20_2" text:outline-level="2"><text:span text:style-name="T15"><text:s text:c="3"/>OBJECTIFS DE QUALITE DE SERVICE</text:span></text:h>
      <text:p text:style-name="P44"><text:span text:style-name="T31">cf Section 2.2 du document [VISHNU_D1_1g-ARCH]</text:span></text:p>
      <text:h text:style-name="P27" text:outline-level="3"><text:soft-page-break/><text:span text:style-name="T33">Nature de l’application</text:span></text:h>
      <text:h text:style-name="Heading_20_4" text:outline-level="4"><text:span text:style-name="T34"><text:tab/>Disponibilité (voir chapitre 4.3 les offres des exploitants)</text:span></text:h>
      <text:h text:style-name="Heading_20_5" text:outline-level="5"><text:span text:style-name="T34">Plage de service</text:span></text:h>
      <text:p text:style-name="Text_20_body"><text:span text:style-name="T34"><text:tab/>=&gt; Continue (7j/7 24h/24 hors sauvegardes)</text:span></text:p>
      <text:h text:style-name="Heading_20_5" text:outline-level="5"><text:span text:style-name="T34">Plage de service garantie</text:span></text:h>
      <text:p text:style-name="P46"><text:span text:style-name="T34"><text:tab/>=&gt; Continue (7j/7 24h/24 hors sauvegardes)</text:span></text:p>
      <text:h text:style-name="Heading_20_5" text:outline-level="5"><text:span text:style-name="T34">Disponibilité (sur la plage de service garantie)</text:span></text:h>
      <text:p text:style-name="Text_20_body"><text:span text:style-name="T34"><text:tab/></text:span><text:span text:style-name="T35">=&gt; </text:span><text:span text:style-name="T9">Niveau 1</text:span><text:span text:style-name="T35">: Disponibilité non garantie en cas de panne</text:span></text:p>
      <text:p text:style-name="P48"><text:span text:style-name="T37">Note:</text:span><text:span text:style-name="T36"> certains éléments de l'application VISHNU sont redondants (par exemple les serveurs TMS, FMS ou UMS) mais l'infrastructure contient des éléments critiques (base de données, serveur DIET central)</text:span></text:p>
      <text:h text:style-name="Heading_20_5" text:outline-level="5"><text:span text:style-name="T34">Secours</text:span></text:h>
      <text:h text:style-name="Heading_20_6" text:outline-level="6"><text:span text:style-name="T35">Back-up au niveau applicatif</text:span></text:h>
      <text:p text:style-name="P47"><text:span text:style-name="T35"><text:tab/>=&gt; </text:span><text:span text:style-name="T9">Niveau 2 </text:span><text:span text:style-name="T35">: Back-up à tiède (bascule non automatisée)</text:span></text:p>
      <text:p text:style-name="P49"><text:span text:style-name="T38">Note:</text:span><text:span text:style-name="T41"> La bascule non automatisée concerne les éléments critiques: Base de donnée (passage sur le serveur de standby) et le serveur « </text:span><text:span text:style-name="T43">CENTRAL » (cf §3).</text:span></text:p>
      <text:h text:style-name="Heading_20_6" text:outline-level="6"><text:span text:style-name="T35">Secours au niveau Site (PCA – Application inscrite comme vitale)</text:span></text:h>
      <text:p text:style-name="Text_20_body"><text:span text:style-name="T35"><text:tab/></text:span><text:span text:style-name="T43">=&gt; </text:span><text:span text:style-name="T10">Niveau 1</text:span><text:span text:style-name="T43">: Reprise non garantie en cas de sinistre majeur</text:span></text:p>
      <text:p text:style-name="P50"><text:span text:style-name="T39">Note</text:span><text:span text:style-name="T43">: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Text_20_body"><text:span text:style-name="T35"/></text:p>
      <text:h text:style-name="Heading_20_4" text:outline-level="4"><text:span text:style-name="T35"><text:tab/></text:span><text:span text:style-name="T42">Intégrité de l’information</text:span></text:h>
      <text:p text:style-name="Text_20_body"><text:span text:style-name="T42"><text:tab/></text:span><text:span text:style-name="T44">=&gt; </text:span><text:span text:style-name="T11">Niveau 1</text:span><text:span text:style-name="T44">: Contrôles standards d'accès aux données (authentification et profils d'accès)</text:span></text:p>
      <text:p text:style-name="P51"><text:span text:style-name="T40">Note:</text:span><text:span text:style-name="T44">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51"><text:span text:style-name="T44"/></text:p>
      <text:h text:style-name="Heading_20_4" text:outline-level="4"><text:span text:style-name="T45"><text:tab/>Confidentialité</text:span></text:h>
      <text:h text:style-name="Heading_20_5" text:outline-level="5"><text:span text:style-name="T46">Sensibilité</text:span></text:h>
      <text:p text:style-name="Text_20_body"><text:span text:style-name="T46"><text:tab/>=&gt; </text:span><text:span text:style-name="T12">Niveau 1</text:span><text:span text:style-name="T46">: Information peu sensible, mesures de protection standard</text:span></text:p>
      <text:h text:style-name="Heading_20_5" text:outline-level="5"><text:soft-page-break/><text:span text:style-name="T46">Présence d’Informations Commercialement Sensibles (ICS)</text:span></text:h>
      <text:p text:style-name="Text_20_body"><text:span text:style-name="T46"><text:tab/>=&gt; NON</text:span></text:p>
      <text:h text:style-name="Heading_20_4" text:outline-level="4"><text:span text:style-name="T47"><text:tab/>Traçabilité</text:span></text:h>
      <text:p text:style-name="P52"><text:span text:style-name="T47"><text:tab/>=&gt; </text:span><text:span text:style-name="T13">Niveau 1</text:span><text:span text:style-name="T47"> : Les logs fournis en standard par l’exploitant suffisent</text:span></text:p>
      <text:h text:style-name="Heading_20_3" text:outline-level="3"><text:span text:style-name="T48">Performances ciblées</text:span></text:h>
      <text:p text:style-name="P45"><text:span text:style-name="T31">cf Section 2.2 du document [VISHNU_D1_1g-ARCH] </text:span><text:span text:style-name="T48">et Section </text:span><text:span text:style-name="T49">4.1 du document [VISHNU_D1_1b-STB]</text:span></text:p>
      <text:p text:style-name="Text_20_body"><text:span text:style-name="T48"/></text:p>
      <text:h text:style-name="Heading_20_1" text:outline-level="1"><text:span text:style-name="T4"><text:s text:c="5"/></text:span><text:span text:style-name="T14">ARCHITECTURE FONCTIONNELLE</text:span></text:h>
      <text:p text:style-name="Standard"><text:span text:style-name="T14"/></text:p>
      <text:p text:style-name="Standard"><text:span text:style-name="T14"/></text:p>
      <text:h text:style-name="Heading_20_1" text:outline-level="1"><text:span text:style-name="T14"><text:s text:c="5"/>INFRASTRUCTURE TECHNIQUE</text:span></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5"><draw:image xlink:href="Pictures/10000000000009B0000003AF6679DFC9.png" xlink:type="simple" xlink:show="embed" xlink:actuate="onLoad"/></draw:frame>VISHNU_<text:span text:style-name="MT1">D1_1g-ARCH-DAT</text:span></text:p>
            </table:table-cell>
            <table:table-cell table:style-name="Tableau7.B1" office:value-type="string">
              <text:p text:style-name="MP2"><text:span text:style-name="MT1">Dossier d'architecture technique</text:span></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4</text:page-number></text:span><text:span text:style-name="Page_20_Number"><text:span text:style-name="MT4">|</text:span></text:span><text:span text:style-name="MT4"><text:page-count>6</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4</text:page-number></text:span><text:span text:style-name="Page_20_Number"><text:span text:style-name="MT4">|</text:span></text:span><text:span text:style-name="MT4"><text:page-count>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29T14:21:32</dc:date>
    <meta:print-date>2011-01-25T10:37:52</meta:print-date>
    <dc:language>fr-FR</dc:language>
    <meta:editing-cycles>2347</meta:editing-cycles>
    <meta:editing-duration>PT106H33M24S</meta:editing-duration>
    <meta:printed-by>traore </meta:printed-by>
    <dc:creator>Benjamin Isnard</dc:creator>
    <meta:document-statistic meta:table-count="8" meta:image-count="2" meta:object-count="0" meta:page-count="6" meta:paragraph-count="172" meta:word-count="1010" meta:character-count="7021"/>
    <meta:user-defined meta:name="Info 1"/>
    <meta:user-defined meta:name="Info 2"/>
    <meta:user-defined meta:name="Info 3"/>
    <meta:user-defined meta:name="Info 4"/>
  </office:meta>
</office:document-meta>
</file>